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redentialsAuthentication.SimpleCredentialsAuthentication( User us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CredentialsAuthentication.authenticate( Credentials credential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CredentialsAuthentication.canHandle( Credentials credenti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